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944in" table:align="left"/>
    </style:style>
    <style:style style:name="Table1.A" style:family="table-column">
      <style:table-column-properties style:column-width="0.591in"/>
    </style:style>
    <style:style style:name="Table1.B" style:family="table-column">
      <style:table-column-properties style:column-width="1.5076in"/>
    </style:style>
    <style:style style:name="Table1.C" style:family="table-column">
      <style:table-column-properties style:column-width="0.841in"/>
    </style:style>
    <style:style style:name="Table1.D" style:family="table-column">
      <style:table-column-properties style:column-width="0.5076in"/>
    </style:style>
    <style:style style:name="Table1.G" style:family="table-column">
      <style:table-column-properties style:column-width="1.2576in"/>
    </style:style>
    <style:style style:name="Table1.H" style:family="table-column">
      <style:table-column-properties style:column-width="1.174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officeooo:rsid="0018c947" officeooo:paragraph-rsid="00270c31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officeooo:rsid="0011fe88" officeooo:paragraph-rsid="00270c31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officeooo:rsid="0011fe88" officeooo:paragraph-rsid="00270c31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officeooo:rsid="002068ea" officeooo:paragraph-rsid="002068ea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officeooo:rsid="002ca5bc" officeooo:paragraph-rsid="002ca5bc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officeooo:rsid="0011fe88" officeooo:paragraph-rsid="0011fe88"/>
    </style:style>
    <style:style style:name="P7" style:family="paragraph" style:parent-style-name="Standard">
      <style:paragraph-properties fo:line-height="150%"/>
      <style:text-properties officeooo:rsid="0011fe88" officeooo:paragraph-rsid="0011fe88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1fe88" officeooo:paragraph-rsid="002ca023"/>
    </style:style>
    <style:style style:name="P9" style:family="paragraph" style:parent-style-name="Table_20_Contents">
      <style:paragraph-properties fo:text-align="center" style:justify-single-word="false"/>
      <style:text-properties style:font-name="Noto Mono" fo:font-size="10pt" fo:font-weight="bold" officeooo:rsid="0020dccf" officeooo:paragraph-rsid="0020dcc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oto Mono" fo:font-size="10pt" officeooo:rsid="0021532e" officeooo:paragraph-rsid="0021532e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Noto Mono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Noto Mono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Noto Mono" fo:font-size="10pt" officeooo:rsid="002281fb" officeooo:paragraph-rsid="002281fb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281f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36a3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4528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Noto Mono" fo:font-size="10pt" officeooo:rsid="00245282" officeooo:paragraph-rsid="0024528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Noto Mono" fo:font-size="10pt" officeooo:rsid="0024f1c0" officeooo:paragraph-rsid="0024f1c0" style:font-size-asian="10pt" style:font-size-complex="10pt"/>
    </style:style>
    <style:style style:name="T1" style:family="text">
      <style:text-properties officeooo:rsid="002281fb"/>
    </style:style>
    <style:style style:name="T2" style:family="text">
      <style:text-properties officeooo:rsid="00270c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924d" style:font-style-asian="italic" style:font-style-complex="italic"/>
    </style:style>
    <style:style style:name="T5" style:family="text">
      <style:text-properties fo:font-style="italic" officeooo:rsid="00307b3b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70c31" style:font-style-asian="normal" style:font-style-complex="normal"/>
    </style:style>
    <style:style style:name="T8" style:family="text">
      <style:text-properties fo:font-style="normal" officeooo:rsid="0027875c" style:font-style-asian="normal" style:font-style-complex="normal"/>
    </style:style>
    <style:style style:name="T9" style:family="text">
      <style:text-properties fo:font-style="normal" officeooo:rsid="002ae071" style:font-style-asian="normal" style:font-style-complex="normal"/>
    </style:style>
    <style:style style:name="T10" style:family="text">
      <style:text-properties fo:font-style="normal" officeooo:rsid="00307b3b" style:font-style-asian="normal" style:font-style-complex="normal"/>
    </style:style>
    <style:style style:name="T11" style:family="text">
      <style:text-properties officeooo:rsid="002a289f"/>
    </style:style>
    <style:style style:name="T12" style:family="text">
      <style:text-properties officeooo:rsid="00307b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habriel Nunes (14100829)</text:p>
      <text:p text:style-name="P8">Marleson Graf (14100859)</text:p>
      <text:p text:style-name="P7"/>
      <text:p text:style-name="P6">Trabalho 3.1 –<text:span text:style-name="T11"> Redes Neurais Backpropagation</text:span></text:p>
      <text:p text:style-name="P2"/>
      <text:p text:style-name="P3"><text:tab/><text:span text:style-name="T2">Foram executados testes para diferentes configurações da rede neural, guardando o valor de três execuções diferentes para uma mesma configuração, a fim de obter a precisão média. O dataset foi dividido em 70% para treino, 15% para teste e 15% para validação. A configuração que apresentou a melhor precisão média, com baixo desvio padrão, foi uma rede neural com uma camada intermediária de 15 neurônios, função de ativação </text:span><text:span text:style-name="T4">logsig</text:span><text:span text:style-name="T7"> para a camada intermediária e máximo de </text:span><text:span text:style-name="T9">10</text:span><text:span text:style-name="T7"> falhas para a validação. </text:span><text:span text:style-name="T8">A tabela abaixo mostra todas as configurações testadas, bem como os valores obtidos para as três amostras, a precisão média e o desvio padrão. Destacado em verde, encontra-se a precisão média e o desvio padrão da melhor configuração.</text:span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row>
          <table:table-cell table:style-name="Table1.A1" office:value-type="string">
            <text:p text:style-name="P9">Layers</text:p>
          </table:table-cell>
          <table:table-cell table:style-name="Table1.A1" office:value-type="string">
            <text:p text:style-name="P9">Transfer Function</text:p>
          </table:table-cell>
          <table:table-cell table:style-name="Table1.A1" office:value-type="string">
            <text:p text:style-name="P9">max_fails</text:p>
          </table:table-cell>
          <table:table-cell table:style-name="Table1.A1" table:number-columns-spanned="3" office:value-type="string">
            <text:p text:style-name="P9">Resultados</text:p>
          </table:table-cell>
          <table:covered-table-cell/>
          <table:covered-table-cell/>
          <table:table-cell table:style-name="Table1.A1" office:value-type="string">
            <text:p text:style-name="P9">Precisão média</text:p>
          </table:table-cell>
          <table:table-cell table:style-name="Table1.H1" office:value-type="string">
            <text:p text:style-name="P9">Desvio padrão</text:p>
          </table:table-cell>
        </table:table-row>
        <table:table-row>
          <table:table-cell table:style-name="Table1.A2" table:number-rows-spanned="4" office:value-type="string">
            <text:p text:style-name="P10"><text:span text:style-name="T1">1</text:span>5</text:p>
          </table:table-cell>
          <table:table-cell table:style-name="Table1.A2" table:number-rows-spanned="2" office:value-type="string">
            <text:p text:style-name="P10">tansig</text:p>
          </table:table-cell>
          <table:table-cell table:style-name="Table1.C2" office:value-type="string">
            <text:p text:style-name="P10">10</text:p>
          </table:table-cell>
          <table:table-cell table:style-name="Table1.D2" office:value-type="string">
            <text:p text:style-name="P10">90.95</text:p>
          </table:table-cell>
          <table:table-cell table:style-name="Table1.E2" office:value-type="string">
            <text:p text:style-name="P10">93.33</text:p>
          </table:table-cell>
          <table:table-cell table:style-name="Table1.F2" office:value-type="string">
            <text:p text:style-name="P10">95.24</text:p>
          </table:table-cell>
          <table:table-cell table:style-name="Table1.G2" office:value-type="string">
            <text:p text:style-name="P10">93.173333333<text:span text:style-name="T1">3</text:span></text:p>
          </table:table-cell>
          <table:table-cell table:style-name="Table1.H2" office:value-type="string">
            <text:p text:style-name="P10">2.149286703<text:span text:style-name="T1">4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10">15</text:p>
          </table:table-cell>
          <table:table-cell table:style-name="Table1.D3" office:value-type="string">
            <text:p text:style-name="P10">91.90</text:p>
          </table:table-cell>
          <table:table-cell table:style-name="Table1.E3" office:value-type="string">
            <text:p text:style-name="P10">94.76</text:p>
          </table:table-cell>
          <table:table-cell table:style-name="Table1.F3" office:value-type="string">
            <text:p text:style-name="P10">91.90</text:p>
          </table:table-cell>
          <table:table-cell table:style-name="Table1.G3" office:value-type="string">
            <text:p text:style-name="P10">92.853333333<text:span text:style-name="T1">3</text:span></text:p>
          </table:table-cell>
          <table:table-cell table:style-name="Table1.H3" office:value-type="string">
            <text:p text:style-name="P10">1.651221769<text:span text:style-name="T1">9</text:span>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0">logsig</text:p>
          </table:table-cell>
          <table:table-cell table:style-name="Table1.C4" office:value-type="string">
            <text:p text:style-name="P10">10</text:p>
          </table:table-cell>
          <table:table-cell table:style-name="Table1.D4" office:value-type="string">
            <text:p text:style-name="P10">93.81</text:p>
          </table:table-cell>
          <table:table-cell table:style-name="Table1.E4" office:value-type="string">
            <text:p text:style-name="P10">92.86</text:p>
          </table:table-cell>
          <table:table-cell table:style-name="Table1.F4" office:value-type="string">
            <text:p text:style-name="P10">95.24</text:p>
          </table:table-cell>
          <table:table-cell table:style-name="Table1.G4" office:value-type="string">
            <text:p text:style-name="P10">93.97</text:p>
          </table:table-cell>
          <table:table-cell table:style-name="Table1.H4" office:value-type="string">
            <text:p text:style-name="P10">1.1980400661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10">15</text:p>
          </table:table-cell>
          <table:table-cell table:style-name="Table1.D5" office:value-type="string">
            <text:p text:style-name="P13">90.48</text:p>
          </table:table-cell>
          <table:table-cell table:style-name="Table1.E5" office:value-type="string">
            <text:p text:style-name="P13">93.33</text:p>
          </table:table-cell>
          <table:table-cell table:style-name="Table1.F5" office:value-type="string">
            <text:p text:style-name="P13">95.24</text:p>
          </table:table-cell>
          <table:table-cell table:style-name="Table1.G5" office:value-type="string">
            <text:p text:style-name="P13">93.0166666667</text:p>
          </table:table-cell>
          <table:table-cell table:style-name="Table1.H5" office:value-type="string">
            <text:p text:style-name="P13">2.3954192396</text:p>
          </table:table-cell>
        </table:table-row>
        <table:table-row>
          <table:table-cell table:style-name="Table1.A6" table:number-rows-spanned="4" office:value-type="float" office:value="20">
            <text:p text:style-name="P14">20</text:p>
          </table:table-cell>
          <table:table-cell table:style-name="Table1.A2" table:number-rows-spanned="2" office:value-type="string"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95.24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2.2233333333</text:p>
          </table:table-cell>
          <table:table-cell table:style-name="Table1.H6" office:value-type="string">
            <text:p text:style-name="P17">2.623058011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3.81</text:p>
          </table:table-cell>
          <table:table-cell table:style-name="Table1.A2" office:value-type="string">
            <text:p text:style-name="P17">87.62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7">91.43</text:p>
          </table:table-cell>
          <table:table-cell table:style-name="Table1.H7" office:value-type="string">
            <text:p text:style-name="P17">3.333571658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5">log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5.71</text:p>
          </table:table-cell>
          <table:table-cell table:style-name="Table1.A2" office:value-type="string">
            <text:p text:style-name="P17">93.81</text:p>
          </table:table-cell>
          <table:table-cell table:style-name="Table1.A2" office:value-type="string">
            <text:p text:style-name="P17">88.57</text:p>
          </table:table-cell>
          <table:table-cell table:style-name="Table1.A2" office:value-type="string">
            <text:p text:style-name="P18">92.6966666667</text:p>
          </table:table-cell>
          <table:table-cell table:style-name="Table1.H8" office:value-type="string">
            <text:p text:style-name="P18">3.697909319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8">91.7466666667</text:p>
          </table:table-cell>
          <table:table-cell table:style-name="Table1.H9" office:value-type="string">
            <text:p text:style-name="P18">0.5484827557</text:p>
          </table:table-cell>
        </table:table-row>
        <table:table-row>
          <table:table-cell table:style-name="Table1.A2" table:number-rows-spanned="4" office:value-type="string">
            <text:p text:style-name="P15">25</text:p>
          </table:table-cell>
          <table:table-cell table:style-name="Table1.A2" table:number-rows-spanned="2" office:value-type="string"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8">91.5866666667</text:p>
          </table:table-cell>
          <table:table-cell table:style-name="Table1.H10" office:value-type="string">
            <text:p text:style-name="P18">0.987994601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3.33</text:p>
          </table:table-cell>
          <table:table-cell table:style-name="Table1.A2" office:value-type="string">
            <text:p text:style-name="P18">91.11</text:p>
          </table:table-cell>
          <table:table-cell table:style-name="Table1.H11" office:value-type="string">
            <text:p text:style-name="P18">2.703016833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5">log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7">95.24</text:p>
          </table:table-cell>
          <table:table-cell table:style-name="Table1.A2" office:value-type="string">
            <text:p text:style-name="P18">93.4933333333</text:p>
          </table:table-cell>
          <table:table-cell table:style-name="Table1.H12" office:value-type="string">
            <text:p text:style-name="P18">1.531578706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2.38</text:p>
          </table:table-cell>
          <table:table-cell table:style-name="Table1.H28" office:value-type="string">
            <text:p text:style-name="P18">0.4799999999</text:p>
          </table:table-cell>
        </table:table-row>
        <table:table-row>
          <table:table-cell table:style-name="Table1.A2" table:number-rows-spanned="4" office:value-type="string">
            <text:p text:style-name="P15">20</text:p>
            <text:p text:style-name="P15"/>
            <text:p text:style-name="P15">10</text:p>
          </table:table-cell>
          <table:table-cell table:style-name="Table1.A2" table:number-rows-spanned="2" office:value-type="string">
            <text:p text:style-name="P15">logsig</text:p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82.86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8">88.0966666667</text:p>
          </table:table-cell>
          <table:table-cell table:style-name="Table1.H28" office:value-type="string">
            <text:p text:style-name="P18">4.541170920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7.14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8">88.89</text:p>
          </table:table-cell>
          <table:table-cell table:style-name="Table1.H28" office:value-type="string">
            <text:p text:style-name="P18">2.2514661889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5">tansig</text:p>
            <text:p text:style-name="P15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94.29</text:p>
          </table:table-cell>
          <table:table-cell table:style-name="Table1.A2" office:value-type="string">
            <text:p text:style-name="P17">86.19</text:p>
          </table:table-cell>
          <table:table-cell table:style-name="Table1.A2" office:value-type="string">
            <text:p text:style-name="P18">90.9533333333</text:p>
          </table:table-cell>
          <table:table-cell table:style-name="Table1.H28" office:value-type="string">
            <text:p text:style-name="P18">4.234268925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5.71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4.29</text:p>
          </table:table-cell>
          <table:table-cell table:style-name="Table1.A2" office:value-type="string">
            <text:p text:style-name="P18">89.3666666667</text:p>
          </table:table-cell>
          <table:table-cell table:style-name="Table1.H28" office:value-type="string">
            <text:p text:style-name="P18">4.4280281541</text:p>
          </table:table-cell>
        </table:table-row>
        <table:table-row>
          <table:table-cell table:style-name="Table1.A2" table:number-rows-spanned="4" office:value-type="string">
            <text:p text:style-name="P17">25</text:p>
            <text:p text:style-name="P17"/>
            <text:p text:style-name="P17">15</text:p>
          </table:table-cell>
          <table:table-cell table:style-name="Table1.A2" table:number-rows-spanned="2" office:value-type="string">
            <text:p text:style-name="P16">log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4.29</text:p>
          </table:table-cell>
          <table:table-cell table:style-name="Table1.A2" office:value-type="string">
            <text:p text:style-name="P17">77.62</text:p>
          </table:table-cell>
          <table:table-cell table:style-name="Table1.A2" office:value-type="string">
            <text:p text:style-name="P17">87.62</text:p>
          </table:table-cell>
          <table:table-cell table:style-name="Table1.A2" office:value-type="string">
            <text:p text:style-name="P18">86.51</text:p>
          </table:table-cell>
          <table:table-cell table:style-name="Table1.H28" office:value-type="string">
            <text:p text:style-name="P18">8.390250294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2.38</text:p>
          </table:table-cell>
          <table:table-cell table:style-name="Table1.A2" office:value-type="string">
            <text:p text:style-name="P17">84.76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0</text:p>
          </table:table-cell>
          <table:table-cell table:style-name="Table1.H28" office:value-type="string">
            <text:p text:style-name="P18">4.5443151299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6">tan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8">91.43</text:p>
          </table:table-cell>
          <table:table-cell table:style-name="Table1.H28" office:value-type="string">
            <text:p text:style-name="P18">1.260515767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1.59</text:p>
          </table:table-cell>
          <table:table-cell table:style-name="Table1.H28" office:value-type="string">
            <text:p text:style-name="P18">1.1980400661</text:p>
          </table:table-cell>
        </table:table-row>
        <text:soft-page-break/>
        <table:table-row>
          <table:table-cell table:style-name="Table1.A2" table:number-rows-spanned="4" office:value-type="string">
            <text:p text:style-name="P17">25</text:p>
            <text:p text:style-name="P17"/>
            <text:p text:style-name="P17">10</text:p>
          </table:table-cell>
          <table:table-cell table:style-name="Table1.A2" table:number-rows-spanned="2" office:value-type="string">
            <text:p text:style-name="P16">log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85.71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88.89</text:p>
          </table:table-cell>
          <table:table-cell table:style-name="Table1.H22" office:value-type="string">
            <text:p text:style-name="P18">3.63987637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89.52</text:p>
          </table:table-cell>
          <table:table-cell table:style-name="Table1.A2" office:value-type="string">
            <text:p text:style-name="P17">92.86</text:p>
          </table:table-cell>
          <table:table-cell table:style-name="Table1.A2" office:value-type="string">
            <text:p text:style-name="P18">91.27</text:p>
          </table:table-cell>
          <table:table-cell table:style-name="Table1.H28" office:value-type="string">
            <text:p text:style-name="P18">1.675738643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6">tan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1.43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88.10</text:p>
          </table:table-cell>
          <table:table-cell table:style-name="Table1.A2" office:value-type="string">
            <text:p text:style-name="P18">90.16</text:p>
          </table:table-cell>
          <table:table-cell table:style-name="Table1.H28" office:value-type="string">
            <text:p text:style-name="P18">1.800083331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82.38</text:p>
          </table:table-cell>
          <table:table-cell table:style-name="Table1.A2" office:value-type="string">
            <text:p text:style-name="P17">84.29</text:p>
          </table:table-cell>
          <table:table-cell table:style-name="Table1.A2" office:value-type="string">
            <text:p text:style-name="P17">90.00</text:p>
          </table:table-cell>
          <table:table-cell table:style-name="Table1.A2" office:value-type="string">
            <text:p text:style-name="P18">85.5566666667</text:p>
          </table:table-cell>
          <table:table-cell table:style-name="Table1.H28" office:value-type="string">
            <text:p text:style-name="P18">3.9647740583</text:p>
          </table:table-cell>
        </table:table-row>
        <table:table-row>
          <table:table-cell table:style-name="Table1.A2" table:number-rows-spanned="4" office:value-type="string">
            <text:p text:style-name="P17">25</text:p>
            <text:p text:style-name="P17"/>
            <text:p text:style-name="P17">15</text:p>
          </table:table-cell>
          <table:table-cell table:style-name="Table1.A2" table:number-rows-spanned="2" office:value-type="string">
            <text:p text:style-name="P16">log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95.71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90.00</text:p>
          </table:table-cell>
          <table:table-cell table:style-name="Table1.A2" office:value-type="string">
            <text:p text:style-name="P18">92.5366666667</text:p>
          </table:table-cell>
          <table:table-cell table:style-name="Table1.H28" office:value-type="string">
            <text:p text:style-name="P18">2.90775400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1.90</text:p>
          </table:table-cell>
          <table:table-cell table:style-name="Table1.A2" office:value-type="string">
            <text:p text:style-name="P17">83.81</text:p>
          </table:table-cell>
          <table:table-cell table:style-name="Table1.A2" office:value-type="string">
            <text:p text:style-name="P17">81.43</text:p>
          </table:table-cell>
          <table:table-cell table:style-name="Table1.A2" office:value-type="string">
            <text:p text:style-name="P18">85.7133333333</text:p>
          </table:table-cell>
          <table:table-cell table:style-name="Table1.H28" office:value-type="string">
            <text:p text:style-name="P18">5.4883725578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6">tansig</text:p>
            <text:p text:style-name="P16">tansig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7">72.38</text:p>
          </table:table-cell>
          <table:table-cell table:style-name="Table1.A2" office:value-type="string">
            <text:p text:style-name="P17">90.95</text:p>
          </table:table-cell>
          <table:table-cell table:style-name="Table1.A2" office:value-type="string">
            <text:p text:style-name="P17">88.57</text:p>
          </table:table-cell>
          <table:table-cell table:style-name="Table1.A2" office:value-type="string">
            <text:p text:style-name="P18">83.9666666667</text:p>
          </table:table-cell>
          <table:table-cell table:style-name="Table1.H28" office:value-type="string">
            <text:p text:style-name="P18">10.10466393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7">93.33</text:p>
          </table:table-cell>
          <table:table-cell table:style-name="Table1.A2" office:value-type="string">
            <text:p text:style-name="P17">90.48</text:p>
          </table:table-cell>
          <table:table-cell table:style-name="Table1.A2" office:value-type="string">
            <text:p text:style-name="P17">90.00</text:p>
          </table:table-cell>
          <table:table-cell table:style-name="Table1.A2" office:value-type="string">
            <text:p text:style-name="P18">91.27</text:p>
          </table:table-cell>
          <table:table-cell table:style-name="Table1.H29" office:value-type="string">
            <text:p text:style-name="P18">1.8000833314</text:p>
          </table:table-cell>
        </table:table-row>
      </table:table>
      <text:p text:style-name="P4"/>
      <text:p text:style-name="P5"><text:tab/>Para testar a rede neural, <text:span text:style-name="T12">basta executar o script </text:span><text:span text:style-name="T5">main</text:span><text:span text:style-name="T10">, o qual carregará o arquivo </text:span><text:span text:style-name="T5">workspace.mat</text:span><text:span text:style-name="T10"> contendo o dataset dos dígitos. Esse arquivo é gerado pelo script </text:span><text:span text:style-name="T5">create_dataset.m</text:span><text:span text:style-name="T10">, utilizando como base as imagens de dígitos contidas no diretório datasets.</text:span><text:span text:style-name="T5"> </text:span><text:span text:style-name="T10">Ao </text:span><text:span text:style-name="T6">executar o </text:span><text:span text:style-name="T3">main.m</text:span><text:span text:style-name="T6">, </text:span><text:span text:style-name="T10">uma </text:span><text:span text:style-name="T6">interface gráfica padrão do </text:span><text:span text:style-name="T3">Neural Network Toolbox</text:span><text:span text:style-name="T10"> será aberta</text:span><text:span text:style-name="T6">, mostrando o status do treinamento, teste </text:span><text:span text:style-name="T10">e </text:span><text:span text:style-name="T6">validação. Esse script baseia-se no script </text:span><text:span text:style-name="T3">simple</text:span><text:span text:style-name="T6">, gerado automaticamente pelo pacote. Os parâmetros utilizados podem ser modificados diretamente no script, modificando as variáveis utiliz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09:49:04.580254813</meta:creation-date>
    <dc:date>2017-05-09T22:41:29.317145291</dc:date>
    <meta:editing-duration>PT4H26M23S</meta:editing-duration>
    <meta:editing-cycles>28</meta:editing-cycles>
    <meta:generator>LibreOffice/5.3.2.2$Linux_X86_64 LibreOffice_project/30m0$Build-2</meta:generator>
    <meta:document-statistic meta:table-count="1" meta:image-count="0" meta:object-count="0" meta:page-count="2" meta:paragraph-count="212" meta:word-count="424" meta:character-count="2702" meta:non-whitespace-character-count="2487"/>
  </office:meta>
</office:document-meta>
</file>